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VR" svg:font-family="'Times V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GB" fo:font-weight="bold" style:font-weight-asian="bold" style:font-weight-complex="bold"/>
    </style:style>
    <style:style style:name="P2" style:family="paragraph" style:parent-style-name="Standard">
      <style:paragraph-properties fo:text-align="justify" style:justify-single-word="false" fo:hyphenation-ladder-count="no-limit"/>
      <style:text-properties fo:language="en" fo:country="GB"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fo:language="en" fo:country="GB" fo:font-style="italic" style:font-style-asian="italic" style:font-style-complex="italic" fo:hyphenate="false" fo:hyphenation-remain-char-count="2" fo:hyphenation-push-char-count="2"/>
    </style:style>
    <style:style style:name="P4" style:family="paragraph" style:parent-style-name="Standard">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8pt" fo:language="en" fo:country="GB" fo:font-style="italic" style:font-size-asian="18pt" style:font-style-asian="italic" style:font-size-complex="18pt" style:font-style-complex="italic"/>
    </style:style>
    <style:style style:name="P6" style:family="paragraph" style:parent-style-name="Standard" style:master-page-name="">
      <style:paragraph-properties fo:text-align="justify" style:justify-single-word="false" fo:hyphenation-ladder-count="no-limit" style:page-number="auto"/>
      <style:text-properties fo:language="en" fo:country="GB" fo:hyphenate="false" fo:hyphenation-remain-char-count="2" fo:hyphenation-push-char-count="2"/>
    </style:style>
    <style:style style:name="P7" style:family="paragraph" style:parent-style-name="VR">
      <style:paragraph-properties fo:break-before="page"/>
    </style:style>
    <style:style style:name="P8" style:family="paragraph" style:parent-style-name="Body">
      <style:paragraph-properties fo:break-before="page"/>
    </style:style>
    <style:style style:name="P9" style:family="paragraph" style:parent-style-name="Body">
      <style:paragraph-properties fo:break-before="page"/>
      <style:text-properties fo:font-weight="bold" style:font-weight-asian="bold" style:font-weight-complex="bold"/>
    </style:style>
    <style:style style:name="P10" style:family="paragraph" style:parent-style-name="Body">
      <style:text-properties fo:font-style="italic" style:font-style-asian="italic" style:font-style-complex="italic"/>
    </style:style>
    <style:style style:name="P11" style:family="paragraph" style:parent-style-name="Body">
      <style:text-properties fo:font-weight="bold" style:font-weight-asian="bold" style:font-weight-complex="bold"/>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VR"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4">The Most Holy Rosary</text:p>
      <text:p text:style-name="P4">of the</text:p>
      <text:p text:style-name="P4">Blessed Virgin Mary</text:p>
      <text:p text:style-name="P5">The Method of St. Louis de Montfort</text:p>
      <text:p text:style-name="P6"/>
      <text:p text:style-name="P2"/>
      <text:p text:style-name="P2"/>
      <text:p text:style-name="P2"/>
      <text:p text:style-name="P2"/>
      <text:p text:style-name="Body">In the name of the Father, and of the Son, and of the Holy Spirit. Amen.</text:p>
      <text:p text:style-name="Body"/>
      <text:p text:style-name="Body">I unite with all the saints in Heaven, with all the just on earth, with all the faithful here present; I unite with Thee, O my Jesus, in order to praise Thy holy Mother worthily, and to praise Thee in her and through her. <text:s/>I renounce all distractions which may arise during this Rosary; I desire to say it with attention and devotion, as if it were the last of my life. </text:p>
      <text:p text:style-name="Body"/>
      <text:p text:style-name="Body">We offer Thee, O most Holy Trinity, this <text:span text:style-name="T4">Creed</text:span> in honour of all the mysteries of our Faith; this <text:span text:style-name="T4">Our Father</text:span> and these three <text:span text:style-name="T4">Hail Marys</text:span> in honour of the unity of Thy Being and the trinity of Thy Persons. <text:s/>We ask of Thee a lively faith, a firm hope and an ardent charity. Amen.</text:p>
      <text:p text:style-name="Body"/>
      <text:p text:style-name="P10">Creed. <text:s text:c="4"/>Our Father. <text:s text:c="4"/>Hail Mary (x3). <text:s text:c="4"/>Glory be.</text:p>
      <text:p text:style-name="Body"/>
      <text:p text:style-name="Body">O Mary, conceived without sin, pray for us who have recourse to thee, and for all who do not have recourse to thee, especially for the Freemasons. <text:span text:style-name="T4">(St. Maximilian Kolbe)</text:span></text:p>
      <text:p text:style-name="P9">I. THE ANNUNCIATION</text:p>
      <text:p text:style-name="Body">We offer Thee, O Lord Jesus, this first decade in honour of thy Incarnation in Mary's womb, and we ask of Thee, through this Mystery and through her intercession, a profound humility. Amen.</text:p>
      <text:p text:style-name="Body"/>
      <text:p text:style-name="P10">Our Father. <text:s text:c="4"/>Hail Mary. <text:s text:c="4"/>Glory be.</text:p>
      <text:p text:style-name="Body">Oh, my Jesus! forgive us our sins; save us from the fires of hell. <text:s/>Lead all souls to Heaven, especially those in most need of Thy mercy.</text:p>
      <text:p text:style-name="Body">May the grace of the mystery of the Annunciation come down into our souls. Amen.</text:p>
      <text:p text:style-name="P10">(Each subsequent decade is prayed in this manner.)</text:p>
      <text:p text:style-name="Body"/>
      <text:p text:style-name="P11">II. THE VISITATION</text:p>
      <text:p text:style-name="Body">We offer Thee, O Lord Jesus, this second decade <text:s/>in honour of the Visitation of Thy holy Mother to her cousin St. Elizabeth and the sanctification of St. John the Baptist, and we ask of Thee, through this Mystery and through the intercession of Thy Holy Mother, charity towards our neighbour. Amen.</text:p>
      <text:p text:style-name="Body"/>
      <text:p text:style-name="P11">III. THE NATIVITY</text:p>
      <text:p text:style-name="Body">We offer Thee, O Lord Jesus, this third decade <text:s/>in honour of Thy Nativity in the stable of Bethlehem, and we ask of Thee, through this Mystery and through the intercession of Thy Holy Mother, detachment from the things of the world, contempt of riches and love of poverty. Amen.</text:p>
      <text:p text:style-name="Body"/>
      <text:p text:style-name="P11">IV. THE PRESENTATION IN THE TEMPLE</text:p>
      <text:p text:style-name="Body">We offer Thee, O Lord Jesus, this fourth decade in honour of Thy Presentation in the Temple and the Purification of Mary, and we ask of Thee, through this Mystery and through the intercession of Thy Holy Mother, purity of body and soul. Amen.</text:p>
      <text:p text:style-name="Body"/>
      <text:p text:style-name="P11">V. THE FINDING OF OUR LORD IN THE TEMPLE</text:p>
      <text:p text:style-name="Body">We offer Thee, O Lord Jesus, this fifth decade in honour of Mary's finding Thee in the Temple, and we ask of Thee, through this Mystery and through the intercession of Thy Holy Mother, the gift of true wisdom. Amen.</text:p>
      <text:p text:style-name="P8">I. THE AGONY IN THE GARDEN</text:p>
      <text:p text:style-name="Body">We offer Thee, O Lord Jesus, this first decade in honour of Thy Agony in the Garden of Olives, and we ask of Thee, through this Mystery and through the intercession of Thy holy Mother, contrition for our sins. Amen.</text:p>
      <text:p text:style-name="Body"/>
      <text:p text:style-name="P10">Our Father. <text:s text:c="4"/>Hail Mary (x10). <text:s text:c="4"/>Glory be.</text:p>
      <text:p text:style-name="Body">Oh, my Jesus! forgive us our sins; save us from the fires of hell. <text:s/>Lead all souls to Heaven, especially those in most need of Thy mercy.</text:p>
      <text:p text:style-name="Body">May the grace of the mystery of the Agony in the Garden come down into our souls. Amen.</text:p>
      <text:p text:style-name="P10">(Each subsequent decade is prayed in this manner.)</text:p>
      <text:p text:style-name="Body"/>
      <text:p text:style-name="P11">II. THE SCOURGING</text:p>
      <text:p text:style-name="Body">We offer Thee, O Lord Jesus, this second decade in honour of Thy bloody Scourging, and we ask of Thee, through this Mystery and through the intercession of Thy Holy Mother, the grace of mortifying our senses. Amen.</text:p>
      <text:p text:style-name="Body"/>
      <text:p text:style-name="P11">III. THE CROWNING WITH THORNS</text:p>
      <text:p text:style-name="Body">We offer Thee, O Lord Jesus, this third decade <text:s/>in honour of Thy being crowned with thorns, and we ask of Thee, through this Mystery and through the intercession of Thy Holy Mother, contempt of the world. Amen.</text:p>
      <text:p text:style-name="Body"/>
      <text:p text:style-name="P11">IV. THE CARRYING OF THE CROSS</text:p>
      <text:p text:style-name="Body">We offer Thee, O Lord Jesus, this fourth decade in honour of Thy carrying of the Cross, and we ask of Thee, through this Mystery and through the intercession of Thy Holy Mother, patience in bearing our crosses. Amen.</text:p>
      <text:p text:style-name="Body"/>
      <text:p text:style-name="P11">V. THE CRUCIFIXION</text:p>
      <text:p text:style-name="Body">We offer Thee, O Lord Jesus, this fifth decade in honour of Thy Crucifixion and ignominious death on Calvary, and we ask of Thee, through this Mystery and through the intercession of Thy Holy Mother, the conversion of sinners, the perseverance of the just and the relief of the souls in Purgatory. Amen.</text:p>
      <text:p text:style-name="Body"/>
      <text:p text:style-name="P9">I. THE RESURRECTION</text:p>
      <text:p text:style-name="Body">We offer Thee, O Lord Jesus, this first decade in honour of Thy glorious Resurrection, and we ask of Thee, through this Mystery and through the intercession of Thy holy Mother, love of God and fervour in Thy service. Amen.</text:p>
      <text:p text:style-name="Body"/>
      <text:p text:style-name="P10">Our Father. <text:s text:c="4"/>Hail Mary (x10). <text:s text:c="4"/>Glory be.</text:p>
      <text:p text:style-name="Body">Oh, my Jesus! forgive us our sins; save us from the fires of hell. <text:s/>Lead all souls to Heaven, especially those in most need of Thy mercy.</text:p>
      <text:p text:style-name="Body">May the grace of the mystery of the Resurrection come down into our souls. Amen.</text:p>
      <text:p text:style-name="P10">(Each subsequent decade is prayed in this manner.)</text:p>
      <text:p text:style-name="Body"/>
      <text:p text:style-name="P11">II. THE ASCENSION</text:p>
      <text:p text:style-name="Body">We offer Thee, O Lord Jesus, this second decade <text:s/>in honour of Thy triumphant Ascension, and we ask of Thee, through this Mystery and through the intercession of Thy Holy Mother, an ardent desire for Heaven, our true home. Amen.</text:p>
      <text:p text:style-name="Body"/>
      <text:p text:style-name="P11">III. THE DESCENT OF THE HOLY GHOST</text:p>
      <text:p text:style-name="Body">We offer Thee, O Lord Jesus, this third decade in honour of the Mystery of Pentecost, and we ask of Thee, through this Mystery and through the intercession of Thy Holy Mother, the coming of the Holy Ghost into our souls. Amen.</text:p>
      <text:p text:style-name="Body"/>
      <text:p text:style-name="P11">IV. <text:s/>THE <text:s/>ASSUMPTION</text:p>
      <text:p text:style-name="Body">We offer Thee, O Lord Jesus, this fourth decade in honour of Thy resurrection and triumphant Assumption of Thy holy Mother into Heaven, and we ask of Thee, through this Mystery and through her intercession, a tender devotion for so good a Mother. Amen.</text:p>
      <text:p text:style-name="Body"/>
      <text:p text:style-name="P11">V. THE CORONATION OF THE BLESSED VIRGIN</text:p>
      <text:p text:style-name="Body">We offer Thee, O Lord Jesus, this fifth decade in honour of Thy Coronation of Thy holy Mother, and we ask of Thee, through this Mystery and through her intercession, the triumph of her Immaculate Heart, perseverance in grace and a crown of glory hereafter. Amen.</text:p>
      <text:p text:style-name="Body"/>
      <text:p text:style-name="P9">I. THE BAPTISM OF OUR LORD</text:p>
      <text:p text:style-name="Body">We offer Thee, O Lord Jesus, this first decade in honour of Thy Baptism in the Jordan, and we ask of Thee, through this Mystery and through the intercession of Thy Holy Mother, openness to the Holy Spirit. <text:s/>Amen.</text:p>
      <text:p text:style-name="Body"/>
      <text:p text:style-name="P10">Our Father. <text:s text:c="4"/>Hail Mary (x10). <text:s text:c="4"/>Glory be.</text:p>
      <text:p text:style-name="Body">Oh, my Jesus! forgive us our sins; save us from the fires of hell. <text:s/>Lead all souls to Heaven, especially those in most need of Thy mercy.</text:p>
      <text:p text:style-name="Body">May the grace of the mystery of the Baptism of our Lord come down into our souls. Amen.</text:p>
      <text:p text:style-name="P10">(Each subsequent decade is prayed in this manner.)</text:p>
      <text:p text:style-name="Body"/>
      <text:p text:style-name="P11">II. THE WEDDING FEAST AT CANA</text:p>
      <text:p text:style-name="Body">We offer Thee, O Lord Jesus, this second decade in honour of Thy miracle at the wedding at Cana, and we ask of Thee, through this Mystery and through the intercession of Thy Holy Mother, all to Jesus through Mary. Amen.</text:p>
      <text:p text:style-name="Body"/>
      <text:p text:style-name="P11">III. PROCLAMATION OF THE KINGDOM</text:p>
      <text:p text:style-name="Body">We offer Thee, O Lord Jesus, this eight decade in honour of Thy Proclamation of the Kingdom, and we ask of Thee, through this Mystery and through the intercession of Thy Holy Mother, repentance and trust in God. Amen </text:p>
      <text:p text:style-name="Body"/>
      <text:p text:style-name="P11">IV. THE TRANSFIGURATION</text:p>
      <text:p text:style-name="Body">We offer Thee, O Lord Jesus, this fourth decade <text:s/>in honour of Thy Transfiguration, and we ask of Thee, through this Mystery and through the intercession of Thy Holy Mother, desire for holiness. Amen.</text:p>
      <text:p text:style-name="Body"/>
      <text:p text:style-name="P11">V. THE INSTITUTION OF THE EUCHARIST</text:p>
      <text:p text:style-name="Body">We offer Thee, O Lord Jesus, this fifth decade in honour of The Institution of The Eucharist, and we ask of Thee, through this Mystery and through the intercession of Thy Holy Mother, the grace to adore Thee throughout this life and for all eternity in Heaven. Amen </text:p>
      <text:p text:style-name="Body"><text:span text:style-name="T5"/></text:p>
      <text:p text:style-name="P8"><text:span text:style-name="T5">Hail, holy Queen, Mother of Mercy, our life, our sweetness, and our hope! To thee do we cry, poor banished children of Eve; to thee do we send up our sighs, mourning and weeping in this vale, of tears. Turn, then, most gracious advocate, thine eyes of mercy toward us; and after this our exile show unto us the blessed fruit of thy womb Jesus. O clement, O loving, O sweet virgin Mary.</text:span></text:p>
      <text:p text:style-name="Body"><text:span text:style-name="T5"/></text:p>
      <text:p text:style-name="VR"><text:span text:style-name="T6">V</text:span><text:span text:style-name="T5">.<text:tab/>Pray for us, O holy Mother of God</text:span></text:p>
      <text:p text:style-name="VR"><text:span text:style-name="T6">R</text:span><text:span text:style-name="T5">.<text:tab/>That we may be made worthy of the promises of Christ.</text:span></text:p>
      <text:p text:style-name="Body"><text:span text:style-name="T5"/></text:p>
      <text:p text:style-name="Body">Let us pray.</text:p>
      <text:p text:style-name="Body">O God, whose only begotten Son, by His life, death, and resurrection, has purchased for us the rewards of eternal life, grant, we beseech Thee, that meditating upon these mysteries of the Most Holy Rosary of the Blessed Virgin Mary, we may imitate what they contain and obtain what they promise, through the same Christ Our Lord. Amen.</text:p>
      <text:p text:style-name="Body"/>
      <text:p text:style-name="P11">FATIMA PRAYERS:</text:p>
      <text:p text:style-name="Body">My God, I believe, I adore, I hope and I love Thee. <text:s/>I ask pardon for those who do not believe, do not adore, do not hope and do not love Thee.</text:p>
      <text:p text:style-name="Body">Most Blessed Trinity—Father, Son, and Holy Ghost—I adore thee profoundly; and I offer Thee the most precious Body, Blood, Soul and Divinity of Jesus Christ, present in all the tabernacles of the world, in reparation for the outrages, sacrileges and indifference by which He is so much offended. <text:s/>And through the infinite merits of the Sacred Heart of Jesus and of the Immaculate Heart of Mary, I beg of Thee the conversion of poor sinners. Most Blessed Trinity, I adore thee. My God, my God, I love Thee in the Most Blessed Sacrament.</text:p>
      <text:p text:style-name="Body"/>
      <text:p text:style-name="Body">Saint Michael the Archangel, defend us in battle. Be our safeguard against the wickedness and snares of the devil. May God rebuke him, we humbly pray; and do Thou, O Prince of the Heavenly Host, by the Divine Power of God, cast into hell satan and all the evil spirits, who prowl about the world seeking the ruin of souls. Amen. </text:p>
      <text:p text:style-name="Body"/>
      <text:p text:style-name="P7"><text:span text:style-name="T6">V</text:span><text:span text:style-name="T5">.<text:tab/></text:span>Most Sacred Heart of Jesus.<text:span text:style-name="T6"><text:tab/><text:tab/>R</text:span><text:span text:style-name="T5">. </text:span>Have mercy on us. (x3)</text:p>
      <text:p text:style-name="VR"><text:span text:style-name="T6">V</text:span><text:span text:style-name="T5">.<text:tab/></text:span>Sorrowful and Immaculate</text:p>
      <text:p text:style-name="VR"><text:tab/>Heart of Mary.<text:span text:style-name="T6"><text:tab/>R</text:span><text:span text:style-name="T5">. </text:span>Pray for us. (x3)</text:p>
      <text:p text:style-name="VR"><text:span text:style-name="T6">V</text:span><text:span text:style-name="T5">.<text:tab/></text:span>Our Mother of Perpetual Succour.<text:span text:style-name="T6"><text:tab/>R</text:span><text:span text:style-name="T5">. </text:span>Pray for us.</text:p>
      <text:p text:style-name="VR"><text:span text:style-name="T6">V</text:span><text:span text:style-name="T5">.<text:tab/></text:span>St. Joseph.</text:p>
      <text:p text:style-name="VR"><text:span text:style-name="T6">V</text:span><text:span text:style-name="T5">.<text:tab/></text:span>St. Alphonsus.</text:p>
      <text:p text:style-name="VR"/>
      <text:p text:style-name="VR"><text:tab/>(other saints)</text:p>
      <text:p text:style-name="VR"><text:span text:style-name="T6"/></text:p>
      <text:p text:style-name="VR"><text:span text:style-name="T6">V</text:span><text:span text:style-name="T5">.<text:tab/></text:span>Holy Guardian Angels.<text:span text:style-name="T6"><text:tab/>R</text:span><text:span text:style-name="T5">. </text:span>Watch over us.</text:p>
      <text:p text:style-name="VR"><text:span text:style-name="T6">V</text:span><text:span text:style-name="T5">.<text:tab/></text:span>Archangels, Angels, Saints in</text:p>
      <text:p text:style-name="VR"><text:tab/>Heaven and Souls in Purgatory.<text:tab/><text:span text:style-name="T6">R</text:span><text:span text:style-name="T5">. </text:span>Pray for us.</text:p>
      <text:p text:style-name="VR"/>
      <text:p text:style-name="VR"><text:span text:style-name="T6">V</text:span><text:span text:style-name="T5">.<text:tab/></text:span>Let us pray for our most holy Father, Pope Benedict:</text:p>
      <text:p text:style-name="VR"><text:span text:style-name="T6">R</text:span><text:span text:style-name="T5">.<text:tab/></text:span>May the Lord preserve him, and give him life, and make him blessed upon earth; and deliver him not up to the will of his enemies.</text:p>
      <text:p text:style-name="Body"/>
      <text:p text:style-name="Body">And let us pray for the intentions of our Holy Father:</text:p>
      <text:p text:style-name="P10">Our Father. <text:s text:c="4"/>Hail Mary. <text:s text:c="4"/>Glory be.</text:p>
      <text:p text:style-name="Body"/>
      <text:p text:style-name="VR"><text:span text:style-name="T6">V</text:span><text:span text:style-name="T5">.<text:tab/></text:span>May the Divine assistance remain with us always.</text:p>
      <text:p text:style-name="VR"><text:span text:style-name="T6">R</text:span><text:span text:style-name="T5">.<text:tab/></text:span>And may the Souls of the faithful departed, through the mercy of God, rest in peace. Amen.</text:p>
      <text:p text:style-name="Body"/>
      <text:p text:style-name="Body">In the name of the Father, and of the Son, and of the Holy Spirit. Amen.</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VR" svg:font-family="'Times V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ody" style:family="paragraph" style:parent-style-name="Standard">
      <style:paragraph-properties fo:text-align="justify" style:justify-single-word="false" fo:hyphenation-ladder-count="no-limit">
        <style:tab-stops>
          <style:tab-stop style:position="5in" style:type="right"/>
        </style:tab-stops>
      </style:paragraph-properties>
      <style:text-properties fo:language="en" fo:country="GB" fo:hyphenate="false" fo:hyphenation-remain-char-count="2" fo:hyphenation-push-char-count="2"/>
    </style:style>
    <style:style style:name="VR" style:family="paragraph" style:parent-style-name="Body">
      <style:paragraph-properties fo:margin-left="0.2in" fo:margin-right="0in" fo:text-indent="-0.2in" style:auto-text-indent="false">
        <style:tab-stops>
          <style:tab-stop style:position="2.5in"/>
          <style:tab-stop style:position="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5.5in" fo:page-height="8.5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32_5" style:display-name="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Siefker</meta:initial-creator>
    <meta:creation-date>2010-03-18T20:59:06.31</meta:creation-date>
    <meta:printed-by>David Siefker</meta:printed-by>
    <meta:print-date>2010-03-19T08:29:44.35</meta:print-date>
    <dc:date>2010-03-19T08:52:36.15</dc:date>
    <dc:creator>David Siefker</dc:creator>
    <meta:editing-duration>PT10H35M32S</meta:editing-duration>
    <meta:editing-cycles>6</meta:editing-cycles>
    <meta:generator>OpenOffice.org/3.1$Win32 OpenOffice.org_project/310m11$Build-9399</meta:generator>
    <meta:document-statistic meta:table-count="0" meta:image-count="0" meta:object-count="0" meta:page-count="7" meta:paragraph-count="91" meta:word-count="1871" meta:character-count="10165"/>
  </office:meta>
</office:document-meta>
</file>